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2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letter-spacing="normal" officeooo:rsid="00128d06" officeooo:paragraph-rsid="00128d06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style:font-name="georgia" fo:font-size="11.25pt" fo:font-style="normal" fo:font-weight="normal"/>
    </style:style>
    <style:style style:name="T2" style:family="text">
      <style:text-properties style:font-name-asian="georgia" style:font-size-asian="11.25pt" style:font-style-asian="normal" style:font-weight-asian="normal"/>
    </style:style>
    <style:style style:name="T3" style:family="text">
      <style:text-properties fo:font-variant="normal" fo:text-transform="none" fo:color="#80808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5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6" style:family="text">
      <style:text-properties fo:font-variant="normal" fo:text-transform="none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7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首先，二分图又叫二部图，特点是所有点分成两半，每一半内的点之间没有边相连，只有两半之间会有边相连，图内无奇环，当然，单点图或者有单点的图也属于二分图，因此最主要的区分就是图内无奇环了。对于一个图，是否是二分图，常用的方法是黑白染色，由于给定图常常不完全连通，所以只要对于每一个还未标记过的点，从它开始</text:span><text:span text:style-name="T1">DFS</text:span><text:span text:style-name="T2">按照黑白相间的方法标记颜色（</text:span><text:span text:style-name="T1">0/1</text:span><text:span text:style-name="T2">），每次</text:span><text:span text:style-name="T1">DFS</text:span><text:span text:style-name="T2">操作就是将这一连通块内按黑白分成两半，若途中遇到需要然成某种颜色但已经标记为另一种颜色时，则表明出现了奇环，不能构成二分图。而要注意，每次</text:span><text:span text:style-name="T1">DFS</text:span><text:span text:style-name="T2">只是将一个连通块分成黑白两半，但不是同一次的</text:span><text:span text:style-name="T1">DFS</text:span><text:span text:style-name="T2">得到的黑白点之间并没有关系。</text:span></text:p>
      <text:p text:style-name="P2"><text:span text:style-name="T2">int c[100005]; <text:s text:c="7"/>//color，每个点的黑白属性，-1表示还没有标记，0/1表示黑白</text:span></text:p>
      <text:p text:style-name="P2"><text:span text:style-name="T2">int num[2]; <text:s text:c="11"/>//在一次DFS中的黑白点个数</text:span></text:p>
      <text:p text:style-name="P2"><text:span text:style-name="T2">bool f=0; <text:s text:c="15"/>//判断是否出现奇环</text:span></text:p>
      <text:p text:style-name="P2"/>
      <text:p text:style-name="P2"><text:span text:style-name="T2">void dfs(int a,int x){</text:span></text:p>
      <text:p text:style-name="P2"><text:span text:style-name="T2"><text:s text:c="4"/>if(f)return;</text:span></text:p>
      <text:p text:style-name="P2"><text:span text:style-name="T2"><text:s text:c="4"/>c[a]=x;</text:span></text:p>
      <text:p text:style-name="P2"><text:span text:style-name="T2"><text:s text:c="4"/>num[x]++;</text:span></text:p>
      <text:p text:style-name="P2"><text:span text:style-name="T2"><text:s text:c="4"/>for(int i=head[a];~i;i=nxt[i]){</text:span></text:p>
      <text:p text:style-name="P2"><text:span text:style-name="T2"><text:s text:c="8"/>int b=point[i];</text:span></text:p>
      <text:p text:style-name="P2"><text:span text:style-name="T2"><text:s text:c="8"/>if(c[b]==-1)dfs(b,!x);</text:span></text:p>
      <text:p text:style-name="P2"><text:span text:style-name="T2"><text:s text:c="8"/>else if(c[b]==x){</text:span></text:p>
      <text:p text:style-name="P2"><text:span text:style-name="T2"><text:s text:c="12"/>f=1;</text:span></text:p>
      <text:p text:style-name="P2"><text:span text:style-name="T2"><text:s text:c="12"/>return;</text:span></text:p>
      <text:p text:style-name="P2"><text:span text:style-name="T2"><text:s text:c="8"/>}</text:span></text:p>
      <text:p text:style-name="P2"><text:span text:style-name="T2"><text:s text:c="4"/>}</text:span></text:p>
      <text:p text:style-name="P2"><text:span text:style-name="T2">}</text:span></text:p>
      <text:p text:style-name="P2"><text:span text:style-name="T2">//下面是主函数内的调用过程</text:span></text:p>
      <text:p text:style-name="P2"/>
      <text:p text:style-name="P2"><text:span text:style-name="T2"><text:s text:c="4"/>for(i=1;i&lt;=n&amp;&amp;(!f);i++){</text:span></text:p>
      <text:p text:style-name="P2"><text:span text:style-name="T2"><text:s text:c="8"/>if(c[i]==-1){</text:span></text:p>
      <text:p text:style-name="P2"><text:span text:style-name="T2"><text:s text:c="12"/>num[0]=num[1]=0;</text:span></text:p>
      <text:p text:style-name="P2"><text:span text:style-name="T2"><text:s text:c="12"/>dfs(i,1);</text:span></text:p>
      <text:p text:style-name="P2"/>
      <text:p text:style-name="P2"><text:span text:style-name="T2"><text:s text:c="8"/>}</text:span></text:p>
      <text:p text:style-name="P2"><text:span text:style-name="T2"><text:s text:c="4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M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二分图判定</text:span><text:span text:style-name="MT2">--</text:span><text:span text:style-name="MT1">黑白染色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19:31.897411827</meta:creation-date>
    <dc:date>2015-10-12T23:20:32.321202452</dc:date>
    <meta:editing-duration>P0D</meta:editing-duration>
    <meta:editing-cycles>1</meta:editing-cycles>
    <meta:document-statistic meta:table-count="0" meta:image-count="0" meta:object-count="0" meta:page-count="1" meta:paragraph-count="25" meta:word-count="378" meta:character-count="779" meta:non-whitespace-character-count="610"/>
    <meta:generator>LibreOffice/4.2.8.2$Linux_X86_64 LibreOffice_project/420m0$Build-2</meta:generator>
  </office:meta>
</office:document-meta>
</file>